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3484b" officeooo:paragraph-rsid="0003484b" style:font-style-asian="italic" style:font-style-complex="italic"/>
    </style:style>
    <style:style style:name="P2" style:family="paragraph" style:parent-style-name="Standard">
      <style:text-properties fo:font-style="italic" officeooo:rsid="0006eb2b" officeooo:paragraph-rsid="0006eb2b" style:font-style-asian="italic" style:font-style-complex="italic"/>
    </style:style>
    <style:style style:name="P3" style:family="paragraph" style:parent-style-name="Standard">
      <style:text-properties fo:font-style="normal" officeooo:rsid="0003484b" officeooo:paragraph-rsid="0003484b" style:font-style-asian="normal" style:font-style-complex="normal"/>
    </style:style>
    <style:style style:name="P4" style:family="paragraph" style:parent-style-name="Standard">
      <style:text-properties fo:font-style="normal" fo:font-weight="bold" officeooo:rsid="0003484b" officeooo:paragraph-rsid="0003484b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text-properties fo:font-style="normal" fo:font-weight="normal" officeooo:rsid="0003484b" officeooo:paragraph-rsid="0003484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3484b" officeooo:paragraph-rsid="0003484b" style:font-style-asian="normal" style:font-weight-asian="normal" style:font-style-complex="normal" style:font-weight-complex="normal"/>
    </style:style>
    <style:style style:name="P7" style:family="paragraph" style:parent-style-name="Standard" style:list-style-name="L2">
      <style:text-properties fo:font-style="normal" fo:font-weight="normal" officeooo:rsid="0003484b" officeooo:paragraph-rsid="0003484b" style:font-style-asian="normal" style:font-weight-asian="normal" style:font-style-complex="normal" style:font-weight-complex="normal"/>
    </style:style>
    <style:style style:name="P8" style:family="paragraph" style:parent-style-name="Standard" style:list-style-name="L3">
      <style:text-properties fo:font-style="normal" fo:font-weight="normal" officeooo:rsid="0003484b" officeooo:paragraph-rsid="0003484b" style:font-style-asian="normal" style:font-weight-asian="normal" style:font-style-complex="normal" style:font-weight-complex="normal"/>
    </style:style>
    <style:style style:name="P9" style:family="paragraph" style:parent-style-name="Standard" style:list-style-name="L4">
      <style:text-properties fo:font-style="normal" fo:font-weight="normal" officeooo:rsid="00053cf0" officeooo:paragraph-rsid="00053cf0" style:font-style-asian="normal" style:font-weight-asian="normal" style:font-style-complex="normal" style:font-weight-complex="normal"/>
    </style:style>
    <style:style style:name="P10" style:family="paragraph" style:parent-style-name="Standard" style:list-style-name="L3">
      <style:text-properties fo:font-style="normal" fo:font-weight="normal" officeooo:rsid="00053cf0" officeooo:paragraph-rsid="00053cf0" style:font-style-asian="normal" style:font-weight-asian="normal" style:font-style-complex="normal" style:font-weight-complex="normal"/>
    </style:style>
    <style:style style:name="P11" style:family="paragraph" style:parent-style-name="Standard" style:list-style-name="L4">
      <style:text-properties fo:font-style="normal" fo:font-weight="normal" officeooo:rsid="0006eb2b" officeooo:paragraph-rsid="0006eb2b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06eb2b" officeooo:paragraph-rsid="0006eb2b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fo:font-weight="normal" officeooo:rsid="0006eb2b" officeooo:paragraph-rsid="0006eb2b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fo:font-style="normal" fo:font-weight="normal" officeooo:rsid="0008964b" officeooo:paragraph-rsid="0008964b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fo:font-weight="normal" officeooo:rsid="0008964b" officeooo:paragraph-rsid="0008964b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08964b" officeooo:paragraph-rsid="0008964b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font-style="normal" fo:font-weight="normal" officeooo:rsid="000a5e19" officeooo:paragraph-rsid="000a5e19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text-properties fo:font-style="normal" fo:font-weight="normal" officeooo:rsid="000a5e19" officeooo:paragraph-rsid="000a5e19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font-style="normal" fo:font-weight="normal" officeooo:rsid="000ae7f3" officeooo:paragraph-rsid="000ae7f3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0dded0" officeooo:paragraph-rsid="000dded0" style:font-style-asian="normal" style:font-weight-asian="normal" style:font-style-complex="normal" style:font-weight-complex="normal"/>
    </style:style>
    <style:style style:name="P21" style:family="paragraph" style:parent-style-name="Header">
      <style:text-properties fo:font-style="italic" fo:font-weight="bold" officeooo:rsid="0003484b" officeooo:paragraph-rsid="0003484b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e7f3" style:font-style-asian="italic" style:font-style-complex="italic"/>
    </style:style>
    <style:style style:name="T3" style:family="text">
      <style:text-properties officeooo:rsid="000a5e19"/>
    </style:style>
    <style:style style:name="T4" style:family="text">
      <style:text-properties officeooo:rsid="000ae7f3"/>
    </style:style>
    <style:style style:name="T5" style:family="text">
      <style:text-properties officeooo:rsid="000afdbe"/>
    </style:style>
    <style:style style:name="T6" style:family="text">
      <style:text-properties officeooo:rsid="000dde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: Andrew, Conor, Ibrahim,Murray, Bill (Murray’s colleague)</text:p>
      <text:p text:style-name="P2">Duration: 09:00 – <text:span text:style-name="T5">09:50</text:span></text:p>
      <text:p text:style-name="P1"/>
      <text:p text:style-name="P4">Hardware:</text:p>
      <text:list xml:id="list1285299810" text:style-name="L1">
        <text:list-item>
          <text:p text:style-name="P20">Decide time-frame for hardware</text:p>
          <text:list>
            <text:list-item>
              <text:p text:style-name="P5">Aiming to build over the Christmas Holidays</text:p>
            </text:list-item>
          </text:list>
        </text:list-item>
        <text:list-item>
          <text:p text:style-name="P5"><text:span text:style-name="T4">Director</text:span> is happy to buy initial hardware</text:p>
          <text:list>
            <text:list-item>
              <text:p text:style-name="P5">£60</text:p>
              <text:list>
                <text:list-item>
                  <text:p text:style-name="P5">Raspberry Pi</text:p>
                </text:list-item>
                <text:list-item>
                  <text:p text:style-name="P5">Controls</text:p>
                </text:list-item>
                <text:list-item>
                  <text:p text:style-name="P5">Power Supply</text:p>
                </text:list-item>
              </text:list>
            </text:list-item>
          </text:list>
        </text:list-item>
        <text:list-item>
          <text:p text:style-name="P5">Then, if game is of a good quality to warrant an proper arcade, then we’ll start considering screen, box etc.</text:p>
        </text:list-item>
      </text:list>
      <text:p text:style-name="P6"/>
      <text:p text:style-name="P4">Game proposal:</text:p>
      <text:list xml:id="list659867233" text:style-name="L4">
        <text:list-item>
          <text:p text:style-name="P9">Director is focused on Neural Network being a key part of the project</text:p>
          <text:list>
            <text:list-item>
              <text:p text:style-name="P9">Leaning towards Flappy Bird style game (<text:span text:style-name="T1">Advertising what the company does</text:span>)</text:p>
              <text:list>
                <text:list-item>
                  <text:p text:style-name="P9">Real imagery</text:p>
                </text:list-item>
                <text:list-item>
                  <text:p text:style-name="P9">Feed into Neural Network, operating in real time to identify earth’s features:</text:p>
                  <text:list>
                    <text:list-item>
                      <text:p text:style-name="P9">Clouds(<text:span text:style-name="T1">to avoid</text:span>)</text:p>
                    </text:list-item>
                    <text:list-item>
                      <text:p text:style-name="P9">Emergencies (<text:span text:style-name="T1">to capture</text:span>)</text:p>
                    </text:list-item>
                  </text:list>
                </text:list-item>
                <text:list-item>
                  <text:p text:style-name="P9">Really try to highlight what the company does</text:p>
                </text:list-item>
                <text:list-item>
                  <text:p text:style-name="P11">Using human player is counter-intuitive, as the company is trying to remove this component from satellite process.</text:p>
                  <text:list>
                    <text:list-item>
                      <text:p text:style-name="P11"><text:span text:style-name="T6">Therefore m</text:span>akes more sense to have a competition between Neural Network <text:span text:style-name="T6">and players</text:span></text:p>
                      <text:list>
                        <text:list-item>
                          <text:p text:style-name="P11">Two sprites to compete <text:span text:style-name="T6">for </text:span>object</text:p>
                        </text:list-item>
                      </text:list>
                    </text:list-item>
                  </text:list>
                </text:list-item>
                <text:list-item>
                  <text:p text:style-name="P11">Not exactly like flappy bird</text:p>
                  <text:list>
                    <text:list-item>
                      <text:p text:style-name="P11">Top down view</text:p>
                      <text:list>
                        <text:list-item>
                          <text:p text:style-name="P11">Therefore no flapping</text:p>
                        </text:list-item>
                      </text:list>
                    </text:list-item>
                    <text:list-item>
                      <text:p text:style-name="P11">Joystick <text:span text:style-name="T6">used </text:span>to move around and capture <text:span text:style-name="T6">emergencies </text:span>with a button</text:p>
                    </text:list-item>
                  </text:list>
                </text:list-item>
                <text:list-item>
                  <text:p text:style-name="P11"><text:span text:style-name="T6">Can p</text:span>hotoshop images onto satellite images to create more disasters/features</text:p>
                </text:list-item>
                <text:list-item>
                  <text:p text:style-name="P11">Make sprites for users to <text:span text:style-name="T6">help </text:span>identify but neural network can identify separately based on image <text:span text:style-name="T6">alone</text:span></text:p>
                </text:list-item>
                <text:list-item>
                  <text:p text:style-name="P15">Clouds cause satellite to crash, lose health/die</text:p>
                  <text:list>
                    <text:list-item>
                      <text:p text:style-name="P15">highlight they are bad for the satellite</text:p>
                    </text:list-item>
                  </text:list>
                </text:list-item>
                <text:list-item>
                  <text:p text:style-name="P15"><text:span text:style-name="T3">Have to c</text:span>onsider running two sprites alongside game in terms performance</text:p>
                  <text:list>
                    <text:list-item>
                      <text:p text:style-name="P15">Smooth gameplay is very important</text:p>
                    </text:list-item>
                    <text:list-item>
                      <text:p text:style-name="P15">Plan backup</text:p>
                    </text:list-item>
                    <text:list-item>
                      <text:p text:style-name="P17">Satellites don’t crash as they are on different orbits</text:p>
                    </text:list-item>
                  </text:list>
                </text:list-item>
                <text:list-item>
                  <text:p text:style-name="P15">Consider movement </text:p>
                  <text:list>
                    <text:list-item>
                      <text:p text:style-name="P17">Lateral</text:p>
                    </text:list-item>
                    <text:list-item>
                      <text:p text:style-name="P17">Both</text:p>
                    </text:list-item>
                  </text:list>
                </text:list-item>
                <text:list-item>
                  <text:p text:style-name="P17">Different modes:</text:p>
                  <text:list>
                    <text:list-item>
                      <text:p text:style-name="P17">Both trying to get the one object </text:p>
                    </text:list-item>
                    <text:list-item>
                      <text:p text:style-name="P17"><text:s/>Both can get the same object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4"/>
      <text:p text:style-name="P4"/>
      <text:p text:style-name="P4"/>
      <text:p text:style-name="P4"><text:soft-page-break/></text:p>
      <text:p text:style-name="P4">Other notes:</text:p>
      <text:list xml:id="list386449167" text:style-name="L3">
        <text:list-item>
          <text:p text:style-name="P8">Use a different medium for communication, Skype is a bit unreliable</text:p>
        </text:list-item>
        <text:list-item>
          <text:p text:style-name="P10">Murray explained a bit more about what the company does</text:p>
          <text:list>
            <text:list-item>
              <text:p text:style-name="P10">Sensor fusion satellite for identifying objects for user<text:span text:style-name="T6">s</text:span></text:p>
              <text:list>
                <text:list-item>
                  <text:p text:style-name="P10">e.g. emergencies, clouds that could block pictures etc </text:p>
                </text:list-item>
              </text:list>
            </text:list-item>
          </text:list>
        </text:list-item>
        <text:list-item>
          <text:p text:style-name="P13">Raspberry Pi may be underpowered, may have to use ODROID</text:p>
          <text:list>
            <text:list-item>
              <text:p text:style-name="P13">Worse case scenario, process image beforehand</text:p>
            </text:list-item>
            <text:list-item>
              <text:p text:style-name="P13"><text:span text:style-name="T6">Give neural network a h</text:span>eadset, with loading bar <text:span text:style-name="T6">as an in-between</text:span></text:p>
            </text:list-item>
          </text:list>
        </text:list-item>
        <text:list-item>
          <text:p text:style-name="P14">Find better place for calling (<text:span text:style-name="T1">We had weak signal and had to use audio only at the end and then a hotspot following that)</text:span></text:p>
        </text:list-item>
        <text:list-item>
          <text:p text:style-name="P14">Suggested to make two in detail game proposal, identify everything, create really clear focus</text:p>
          <text:list>
            <text:list-item>
              <text:p text:style-name="P14">Identify issues that may come down the line</text:p>
            </text:list-item>
            <text:list-item>
              <text:p text:style-name="P14">Have plan B’s</text:p>
            </text:list-item>
            <text:list-item>
              <text:p text:style-name="P18">“Golden Reference”</text:p>
            </text:list-item>
            <text:list-item>
              <text:p text:style-name="P19">Really discuss games</text:p>
            </text:list-item>
          </text:list>
        </text:list-item>
      </text:list>
      <text:p text:style-name="P4"/>
      <text:p text:style-name="P4">Deliverables:</text:p>
      <text:list xml:id="list762744662" text:style-name="L2">
        <text:list-item>
          <text:p text:style-name="P7">Decided with £60 budget, want we need to get. Email Murray with components <text:span text:style-name="T4">we want</text:span></text:p>
          <text:list>
            <text:list-item>
              <text:p text:style-name="P7">Check availability for estimate of delivery</text:p>
            </text:list-item>
          </text:list>
        </text:list-item>
        <text:list-item>
          <text:p text:style-name="P12">Murray will send link to training set for images and images <text:span text:style-name="T6">used </text:span>in simulation <text:span text:style-name="T6">and</text:span> games last year</text:p>
        </text:list-item>
        <text:list-item>
          <text:p text:style-name="P16">Reduce list to two games and make a very detailed proposal for both<text:span text:style-name="T4">(</text:span><text:span text:style-name="T2">2-5 pages)</text:span>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 officeooo:rsid="0003484b" officeooo:paragraph-rsid="0003484b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stomer Meeting 06/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58:14.683941369</meta:creation-date>
    <dc:date>2018-11-06T09:52:49.516451543</dc:date>
    <meta:editing-duration>PT16M33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60" meta:word-count="483" meta:character-count="2698" meta:non-whitespace-character-count="2323"/>
  </office:meta>
</office:document-meta>
</file>